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3.461cm" svg:x="1cm" svg:y="23.47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937cm" svg:height="1.012cm" svg:x="1.854cm" svg:y="25.669cm">
          <draw:text-box>
            <text:p text:style-name="P2"><text:span text:style-name="T1">GitHub Source</text:span></text:p>
          </draw:text-box>
        </draw:frame>
        <draw:frame draw:style-name="gr3" draw:text-style-name="P2" draw:layer="layout" svg:width="2.449cm" svg:height="0.889cm" svg:x="9.655cm" svg:y="25.692cm">
          <draw:text-box>
            <text:p text:style-name="P2"><text:span text:style-name="T1">Readme</text:span></text:p>
          </draw:text-box>
        </draw:frame>
        <draw:frame draw:style-name="gr2" draw:text-style-name="P2" draw:layer="layout" svg:width="1.824cm" svg:height="1.012cm" svg:x="17.455cm" svg:y="25.669cm">
          <draw:text-box>
            <text:p text:style-name="P2"><text:span text:style-name="T1">Ab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ke Rainwater</meta:initial-creator>
    <meta:creation-date>2013-09-23T20:53:58</meta:creation-date>
    <dc:date>2013-09-23T20:56:49</dc:date>
    <dc:creator>Blake Rainwater</dc:creator>
    <meta:editing-duration>P0D</meta:editing-duration>
    <meta:editing-cycles>1</meta:editing-cycles>
    <meta:document-statistic meta:object-count="4"/>
    <meta:generator>LibreOffice/4.0.2.2$Linux_X86_64 LibreOffice_project/400m0$Build-2</meta:generator>
  </office:meta>
</office:document-meta>
</file>